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" manifest:media-type="application/octet-stream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el-und-Inhalt" presentation:presentation-page-layout-name="Master1-PPL2">
        <draw:frame draw:id="id63" presentation:style-name="a384" draw:name="Titel 1" svg:x="0.5in" svg:y="0.30035in" svg:width="9in" svg:height="1.25in" presentation:class="title" presentation:placeholder="false">
          <draw:text-box>
            <text:p text:style-name="a383" text:class-names="" text:cond-style-name=""><text:span text:style-name="a381" text:class-names="">Embedded Objects</text:span><text:span text:style-name="a382" text:class-names=""/></text:p>
          </draw:text-box>
          <svg:desc/>
        </draw:frame>
        <draw:frame draw:id="id64" presentation:style-name="a392" draw:name="Inhaltsplatzhalter 2" svg:x="0.5in" svg:y="1.75in" svg:width="9in" svg:height="1.76375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This slide contains an embedded object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It is a simple harmless ASCII text file</text:span><text:span text:style-name="a389" text:class-names=""/></text:p>
              </text:list-item>
            </text:list>
          </draw:text-box>
          <svg:desc/>
        </draw:frame>
        <draw:frame draw:id="id66" draw:style-name="a393" draw:name="Object 2" svg:x="3.42535in" svg:y="4.22222in" svg:width="3.23264in" svg:height="1.35243in" style:rel-width="scale" style:rel-height="scale">
          <draw:object-ole draw:class-id="0003000C-0000-0000-C000-000000000046" xlink:href="Object 1" xlink:type="simple" xlink:show="embed" xlink:actuate="onLoad"/>
          <draw:image xlink:href="ObjectReplacements/Object 1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e durch Klicken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Abschnitts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e durch Klicken bearbeiten</text:span></text:p>
            </text:list-item>
          </text:list>
        </draw:text-box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e durch Klicken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e durch Klicken bearbeiten</text:span></text:p>
            </text:list-item>
          </text:list>
        </draw:text-box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e durch Klicken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e durch Klicken bearbeiten</text:span></text:p>
            </text:list-item>
          </text:list>
        </draw:text-box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e durch Klicken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e durch Klicken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e durch Klicken bearbeiten</text:span></text:p>
            </text:list-item>
          </text:list>
        </draw:text-box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e durch Klicken bearbeiten</text:span></text:p>
            </text:list-item>
          </text:list>
        </draw:text-box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e durch Klicken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e durch Klicken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Embedded Objects</dc:title>
    <meta:initial-creator>user</meta:initial-creator>
    <dc:creator>user</dc:creator>
    <meta:creation-date>2018-01-18T13:13:30Z</meta:creation-date>
    <dc:date>2018-01-18T13:17:13Z</dc:date>
    <meta:template xlink:href="" xlink:type="simple"/>
    <meta:editing-cycles>2</meta:editing-cycles>
    <meta:editing-duration>PT0S</meta:editing-duration>
    <meta:document-statistic meta:paragraph-count="3" meta:word-count="16"/>
  </office:meta>
</office:document-meta>
</file>